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 Light" svg:font-family="'Latin Modern Mono Light'" style:font-pitch="fixed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weight="normal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0f451d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16d458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189187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2.499cm" fo:margin-right="2.3cm" fo:text-align="center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0f451d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7pt" officeooo:paragraph-rsid="000f451d" style:font-size-asian="6.09999990463257pt" style:font-size-complex="7pt"/>
    </style:style>
    <style:style style:name="P9" style:family="paragraph" style:parent-style-name="Standard" style:master-page-name="">
      <loext:graphic-properties draw:fill="none"/>
      <style:paragraph-properties fo:margin-left="2.499cm" fo:margin-right="2.3cm" fo:text-align="justify" style:justify-single-word="false" fo:text-indent="0cm" style:auto-text-indent="false" style:page-number="auto" fo:background-color="transparent"/>
      <style:text-properties style:font-name="Latin Modern Mono Light" fo:font-weight="normal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2.3cm" fo:text-align="justify" style:justify-single-word="false" fo:text-indent="0cm" style:auto-text-indent="false" fo:background-color="transparent"/>
      <style:text-properties style:font-name="Latin Modern Mono Light" fo:font-size="12pt" fo:font-weight="normal" officeooo:paragraph-rsid="0016d458" style:font-size-asian="10.5pt" style:font-weight-asian="normal" style:font-size-complex="12pt" style:font-weight-complex="normal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officeooo:rsid="000f451d"/>
    </style:style>
    <style:style style:name="T2" style:family="text">
      <style:text-properties officeooo:rsid="00161f0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61f0d" style:font-weight-asian="normal" style:font-weight-complex="normal"/>
    </style:style>
    <style:style style:name="T5" style:family="text">
      <style:text-properties style:font-name="Arial" fo:font-weight="normal" officeooo:rsid="000e6c6c" style:font-weight-asian="normal" style:font-weight-complex="normal"/>
    </style:style>
    <style:style style:name="T6" style:family="text">
      <style:text-properties style:font-name="Arial" fo:font-weight="normal" officeooo:rsid="000f451d" style:font-weight-asian="normal" style:font-weight-complex="normal"/>
    </style:style>
    <style:style style:name="T7" style:family="text">
      <style:text-properties officeooo:rsid="000e6c6c"/>
    </style:style>
    <style:style style:name="T8" style:family="text">
      <style:text-properties officeooo:rsid="0016d45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1f0d" style:font-weight-asian="normal" style:font-weight-complex="normal"/>
    </style:style>
    <style:style style:name="T11" style:family="text">
      <style:text-properties fo:font-weight="normal" officeooo:rsid="000e6c6c" style:font-weight-asian="normal" style:font-weight-complex="normal"/>
    </style:style>
    <style:style style:name="T12" style:family="text">
      <style:text-properties fo:font-weight="normal" officeooo:rsid="000f451d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d458" style:font-weight-asian="bold" style:font-weight-complex="bold"/>
    </style:style>
    <style:style style:name="T15" style:family="text">
      <style:text-properties fo:font-weight="bold" officeooo:rsid="000f451d" style:font-weight-asian="bold" style:font-weight-complex="bold"/>
    </style:style>
    <style:style style:name="T16" style:family="text">
      <style:text-properties fo:font-weight="bold" officeooo:rsid="001932c5" style:font-weight-asian="bold" style:font-weight-complex="bold"/>
    </style:style>
    <style:style style:name="T17" style:family="text">
      <style:text-properties style:font-name="TeX Gyre Cursor" fo:font-size="11pt" fo:font-weight="bold" officeooo:rsid="000f451d" style:font-size-asian="11pt" style:font-weight-asian="bold" style:font-size-complex="11pt" style:font-weight-complex="bold"/>
    </style:style>
    <style:style style:name="T18" style:family="text">
      <style:text-properties style:font-name="TeX Gyre Cursor" fo:font-size="11pt" fo:font-weight="bold" officeooo:rsid="0016d458" style:font-size-asian="11pt" style:font-weight-asian="bold" style:font-size-complex="11pt" style:font-weight-complex="bold"/>
    </style:style>
    <style:style style:name="T19" style:family="text">
      <style:text-properties style:font-name="TeX Gyre Cursor" fo:font-size="11pt" fo:font-weight="normal" officeooo:rsid="000f451d" style:font-size-asian="11pt" style:font-weight-asian="normal" style:font-size-complex="11pt" style:font-weight-complex="normal"/>
    </style:style>
    <style:style style:name="T20" style:family="text">
      <style:text-properties style:font-name="TeX Gyre Cursor" fo:font-weight="bold" officeooo:rsid="000f451d" style:font-weight-asian="bold" style:font-weight-complex="bold"/>
    </style:style>
    <style:style style:name="T21" style:family="text">
      <style:text-properties style:font-name="TeX Gyre Cursor" fo:font-weight="bold" officeooo:rsid="0016d458" style:font-weight-asian="bold" style:font-weight-complex="bold"/>
    </style:style>
    <style:style style:name="T22" style:family="text">
      <style:text-properties style:font-name="TeX Gyre Cursor" fo:font-weight="normal" officeooo:rsid="000f451d" style:font-weight-asian="normal" style:font-weight-complex="normal"/>
    </style:style>
    <style:style style:name="T23" style:family="text">
      <style:text-properties style:font-name="TeX Gyre Cursor" officeooo:rsid="000f451d"/>
    </style:style>
    <style:style style:name="T24" style:family="text">
      <style:text-properties style:font-name="TeX Gyre Cursor" officeooo:rsid="0016d458"/>
    </style:style>
    <style:style style:name="T25" style:family="text">
      <style:text-properties officeooo:rsid="00189187"/>
    </style:style>
    <style:style style:name="T26" style:family="text">
      <style:text-properties officeooo:rsid="001932c5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9.716cm" fo:min-width="14.046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Ficha de <text:span text:style-name="T25">identificação </text:span>da obra elaborada pelo autor.</text:p>
      <text:p text:style-name="P10"><draw:custom-shape text:anchor-type="paragraph" draw:z-index="0" draw:name="Forma1" draw:style-name="gr1" draw:text-style-name="P11" svg:width="14.047cm" svg:height="9.716cm" svg:x="1.642cm" svg:y="0.413cm"><text:p/><draw:enhanced-geometry svg:viewBox="0 0 21600 21600" draw:type="rectangle" draw:enhanced-path="M 0 0 L 21600 0 21600 21600 0 21600 0 0 Z N"/></draw:custom-shape></text:p>
      <text:p text:style-name="P8"><text:span text:style-name="T10"/></text:p>
      <text:p text:style-name="P3"><text:span text:style-name="T2">Banderchuk</text:span><text:span text:style-name="T7">, </text:span><text:span text:style-name="T2">Ana Cláudia</text:span></text:p>
      <text:p text:style-name="P3"><text:span text:style-name="T13">Detecção de Defeitos de Fabricação em Placas de Circuito Impresso Utilizando Técnicas de Aprendizado Profundo</text:span> / <text:span text:style-name="T2">Ana Cláudia Banderchuk</text:span><text:span text:style-name="T1">; orientador, Prof. Dr. </text:span><text:span text:style-name="T2">Fernando Santana Pacheco</text:span><text:span text:style-name="T1"> – Florianópolis, SC, </text:span><text:span text:style-name="T2">2021</text:span><text:span text:style-name="T1">.</text:span></text:p>
      <text:p text:style-name="P7"><text:span text:style-name="T2">8</text:span><text:span text:style-name="T8">4</text:span> p.</text:p>
      <text:p text:style-name="P7"/>
      <text:p text:style-name="P4"><text:span text:style-name="T15">Trabalho de Conclusão de Curso (</text:span><text:span text:style-name="T14">T</text:span><text:span text:style-name="T16">CC</text:span><text:span text:style-name="T15">)</text:span><text:span text:style-name="T1"> – Instituto Federal de Educação, Ciência e Tecnologia de Santa Catarina, Campus Florianópolis. Bacharelado em Engenharia Eletrônica. Departamento Acadêmico de Eletrônica.</text:span></text:p>
      <text:p text:style-name="P4"><text:span text:style-name="T1">Inclui Referências. </text:span></text:p>
      <text:p text:style-name="P7"/>
      <text:p text:style-name="P5"><text:span text:style-name="T1">1. </text:span><text:span text:style-name="T2">Placas de Circuito Impresso</text:span><text:span text:style-name="T1">. 2. </text:span><text:span text:style-name="T2">Defeitos de Fab</text:span><text:span text:style-name="T26">r</text:span><text:span text:style-name="T2">icação</text:span><text:span text:style-name="T1">. 3. </text:span><text:span text:style-name="T2">Aprendizado Profundo</text:span><text:span text:style-name="T1">. </text:span><text:span text:style-name="T2">4. Redes Neurais</text:span><text:span text:style-name="T1"> I. <text:s/></text:span><text:span text:style-name="T2">Pacheco, Fernando S.</text:span><text:span text:style-name="T1"> II. Instituto Federal de Educação, Ciência e Tecnologia de Santa Catarina. Departamento Acadêmico</text:span></text:p>
      <text:p text:style-name="P5"><text:span text:style-name="T1">de Eletrônica. III. Detecção de Defeitos de Fabricação em Placas de Circuito Impresso Utilizando Técnicas de Aprendizado Profun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 Light" svg:font-family="'Latin Modern Mono Light'" style:font-pitch="fixed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5T15:02:05.123094872</meta:creation-date>
    <dc:date>2021-04-08T16:02:49.288933874</dc:date>
    <meta:editing-duration>PT5H22M43S</meta:editing-duration>
    <meta:editing-cycles>9</meta:editing-cycles>
    <meta:generator>LibreOffice/7.0.3.1$Linux_X86_64 LibreOffice_project/00$Build-1</meta:generator>
    <meta:document-statistic meta:table-count="0" meta:image-count="0" meta:object-count="0" meta:page-count="1" meta:paragraph-count="8" meta:word-count="119" meta:character-count="869" meta:non-whitespace-character-count="754"/>
  </office:meta>
</office:document-meta>
</file>